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8pt" fo:font-weight="bold" style:font-size-asian="18pt" style:font-weight-asian="bold"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weight-complex="bold"/>
    </style:style>
    <style:style style:name="P3" style:family="paragraph" style:parent-style-name="Standard">
      <style:paragraph-properties fo:text-align="center" style:justify-single-word="false"/>
      <style:text-properties fo:font-size="26pt" style:font-size-asian="26pt"/>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text-properties fo:font-size="13pt" style:font-size-asian="13pt"/>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fo:font-size="18pt" fo:font-weight="bold" style:font-size-asian="18pt" style:font-weight-asian="bold" style:font-weight-complex="bold"/>
    </style:style>
    <style:style style:name="T1" style:family="text">
      <style:text-properties fo:font-size="26pt" style:font-size-asian="26pt"/>
    </style:style>
    <style:style style:name="T2" style:family="text">
      <style:text-properties fo:font-size="20pt" style:font-size-asian="20pt"/>
    </style:style>
    <style:style style:name="T3" style:family="text">
      <style:text-properties fo:font-size="13pt" style:font-size-asian="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
      <text:p text:style-name="P3"/>
      <text:p text:style-name="P3">NAME</text:p>
      <text:p text:style-name="P3">Steven Seppälä</text:p>
      <text:p text:style-name="P3"/>
      <text:p text:style-name="P3">USER</text:p>
      <text:p text:style-name="P3">sseppala</text:p>
      <text:p text:style-name="P3"/>
      <text:p text:style-name="P3">GROUP MEMBERS</text:p>
      <text:p text:style-name="P3">N/A</text:p>
      <text:p text:style-name="P4"><text:span text:style-name="T1"><text:line-break/>LAB THREE:<text:line-break/></text:span><text:span text:style-name="T2">Programming and Interrupts:<text:line-break/>An Exercise</text:span></text:p>
      <text:p text:style-name="P3"/>
      <text:p text:style-name="P3">24 April 2014</text:p>
      <text:p text:style-name="P3"/>
      <text:p text:style-name="P3"/>
      <text:p text:style-name="P3"/>
      <text:p text:style-name="P3"/>
      <text:p text:style-name="P3"/>
      <text:p text:style-name="P3"/>
      <text:p text:style-name="P3"><text:soft-page-break/></text:p>
      <text:p text:style-name="P5"><text:tab/></text:p>
      <text:p text:style-name="P5"><text:tab/>I) INTRODUCTION</text:p>
      <text:p text:style-name="P5"/>
      <text:p text:style-name="P5"><text:tab/>Lab three was the first lab to introduce <text:s/>the complex topic of interrupts. <text:s/>For this lab we were to first do a simple demonstration of the interrupt system by rotating leds on the LED PMOD while running a ISR that watches for characters on the UART. The second part of this lab was to rotate the on board LEDs at differing intervals for different times. There was a third part that involved the PWM properties of the board, but it was cut due to time constraints.</text:p>
      <text:p text:style-name="P5"/>
      <text:p text:style-name="P5"><text:tab/>II) SOLUTION APPROACH</text:p>
      <text:p text:style-name="P5"><text:tab/><text:tab/></text:p>
      <text:p text:style-name="P6"><text:span text:style-name="T3"><text:tab/>For the first part of the assignment, the rotating LED PMOD with UART interrupts, <text:s/>my plan was to initiate everything after clearing out all the registers and then to start rotating a patter on the PMOD. After that my interrupts would be enabled and would be waiting on the UART flag to be raised signaling an interrupt was ready to be handled. After the flag is raised it will go to the interrupt vector table and execute the code in the vectors location, in this case vector 32, which then jumps to the UART ISR. Once in the ISR, the code being executed will look in the UART Rx register, and then put whatever value is in there into the mailbox, clear the Rx register, and then leave the ISR back to the main. The main will continuously check the mailbox location and wait for a non-zero value to be placed into it. Once it is, it will then write the value out to the Tx register. </text:span></text:p>
      <text:p text:style-name="P6"><text:span text:style-name="T3"><text:tab/>The hardest part of this portion of the lab is figuring out that the interrupts need to have priority levels set. By default, the interrupts priority level is not implemented, so it must always be written to in order to enable the hardware to acknowledge that it must handle the interrupts. Once that has been handled everything worked, for me.<text:line-break/><text:tab/>No real testing at all was done for this part, simply just writing values and reading them from locations.<text:line-break/><text:tab/>Part two was a bit more complicated and involved. We had to rotate the on board LEDs at changing intervals with an ISR happening every ¼ of a second. <text:s/>My approach to this was to use three timers. The first timer was used as the interrupt that gets me to the ISR, the other two were used to signal that enough time had elapsed so that I should rotate the LED. <text:line-break/><text:tab/>I initialized the first two timers, and set all the necessary bits for the third timer, but kept it off intentionally. Once the second timer had run though eight iterations (rotated through four LEDs twice), it would turn off the second timer, and then turn on the third timer, and start running the code when the third timers flag is raised. This third timer would run through 20 iterations ( four LEDs five times), after this, the third timer would be turned off and then the second would be turned back on and continue the slower rotations.</text:span></text:p>
      <text:p text:style-name="P6"><text:span text:style-name="T3"><text:tab/>Again, no real testing was done for this other than choosing random values for the period of the clock and trying to get it as close to the specified time as possible. </text:span></text:p>
      <text:p text:style-name="P6"><text:span text:style-name="T3"/></text:p>
      <text:p text:style-name="P6"><text:span text:style-name="T3"/></text:p>
      <text:p text:style-name="P6"><text:span text:style-name="T3"/></text:p>
      <text:p text:style-name="P6"><text:span text:style-name="T3"/></text:p>
      <text:p text:style-name="P6"><text:soft-page-break/><text:tab/>III) CONCLUTION</text:p>
      <text:p text:style-name="P6"><text:tab/></text:p>
      <text:p text:style-name="P6"><text:tab/>This lab was challenging at first because of the lack of documentation for all of the intricate moving parts of our new boards. Once I figured out all of the necessary items that must be set when using the interrupts though, then this lab became fairly trivial. </text:p>
      <text:p text:style-name="P6"><text:tab/>After it was discovered that the interrupts needed to have priories set with them, then the details of the ISR fell into place. </text:p>
      <text:p text:style-name="P6"><text:tab/>For part two, it is an interesting challenge that could have many solutions. The way that I accomplished the task is fairly intricate. In the process of using the two registers, I found that the B-type timers default to 16 bit, however if they are set to 16 bit and no interrupt is enabled for them, then the interrupt flag that is raised for them is the compare flag that is in relation to the timers register number. That is that for timer two, if it is set to 16 bits, and no interrupt is enabled for it, when the timer times out, the compare two flag is raised, the same for timer four and compare four.<text:line-break/><text:tab/>Another interesting item is that the .S file, as opposed to the .s file, has access to the C per-processor, along with an MPLab header file that has all registers and SFRs macroed to their labels. This makes future programming extremely simplified. </text:p>
      <text:p text:style-name="P6"><text:tab/>Over all, the interrupt system is extremely interesting and useful for many, many reason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2"><text:soft-page-break/>APPENDEX</text:p>
      <text:p text:style-name="P2"/>
      <text:p text:style-name="P2"/>
      <text:p text:style-name="P2"/>
      <text:p text:style-name="P1">Part One <text:s/>….............................................................HW3_2.s</text:p>
      <text:p text:style-name="P1"><text:tab/>ISR “echo” ….................................................. echo.s</text:p>
      <text:p text:style-name="P1"><text:tab/>ector_table........................................................vector_table.s</text:p>
      <text:p text:style-name="P1">Part Two <text:s/>….......…..................................................HW3_3.S</text:p>
      <text:p text:style-name="P1"><text:tab/>ISR “timing”....................................................leds.S</text:p>
      <text:p text:style-name="P1"><text:tab/>vector_table......................................................vec_table.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4:11:55.93</meta:creation-date>
    <dc:date>2014-04-23T17:54:28.17</dc:date>
    <meta:editing-duration>PT4H6M49S</meta:editing-duration>
    <meta:editing-cycles>4</meta:editing-cycles>
    <meta:generator>OpenOffice/4.0.1$Win32 OpenOffice.org_project/401m5$Build-9714</meta:generator>
    <meta:document-statistic meta:table-count="0" meta:image-count="0" meta:object-count="0" meta:page-count="4" meta:paragraph-count="29" meta:word-count="815" meta:character-count="4851"/>
  </office:meta>
</office:document-meta>
</file>